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43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e16173" draw:fill-color="#a1467e" draw:textarea-horizontal-align="justify" draw:textarea-vertical-align="middle" draw:auto-grow-height="false" fo:min-height="1.02cm" fo:min-width="4.57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color="#dee6ef" loext:opacity="100%"/>
    </style:style>
    <style:style style:name="P2" style:family="paragraph">
      <style:paragraph-properties fo:text-align="center" style:writing-mode="lr-tb"/>
      <style:text-properties fo:color="#dee6ef" loext:opacity="100%"/>
    </style:style>
    <style:style style:name="P3" style:family="paragraph">
      <style:paragraph-properties fo:text-align="center"/>
      <style:text-properties fo:color="#e0c2cd" loext:opacity="100%"/>
    </style:style>
    <style:style style:name="P4" style:family="paragraph">
      <loext:graphic-properties draw:fill-color="#a1467e"/>
      <style:paragraph-properties fo:text-align="center" style:writing-mode="lr-tb"/>
      <style:text-properties fo:color="#e0c2cd" loext:opacity="100%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dee6ef" loext:opacity="100%"/>
    </style:style>
    <style:style style:name="T2" style:family="text">
      <style:text-properties fo:color="#e0c2cd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937cm" svg:height="1.27cm" svg:x="10.525cm" svg:y="4.175cm">
          <text:p text:style-name="P1"><text:span text:style-name="T1">Secuenci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079cm" svg:height="1.27cm" svg:x="1.318cm" svg:y="10.525cm">
          <text:p text:style-name="P3"><text:span text:style-name="T2">Lista (lis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079cm" svg:height="1.27cm" svg:x="13.065cm" svg:y="12.43cm">
          <text:p text:style-name="P3"><text:span text:style-name="T2">Cadena (str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5.079cm" svg:height="1.27cm" svg:x="21.002cm" svg:y="9.572cm">
          <text:p text:style-name="P3"><text:span text:style-name="T2">Rango (rang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4.493cm" svg:y1="5.445cm" svg:x2="3.857cm" svg:y2="10.525cm" draw:start-shape="id1" draw:start-glue-point="2" draw:end-shape="id2" draw:end-glue-point="0" svg:d="M14493 5445c0 3810-10636 1270-10636 5080" svg:viewBox="0 0 10637 5081">
          <text:p/>
        </draw:connector>
        <draw:connector draw:style-name="gr4" draw:text-style-name="P5" draw:layer="layout" draw:type="curve" svg:x1="14.493cm" svg:y1="5.445cm" svg:x2="15.604cm" svg:y2="12.43cm" draw:start-shape="id1" draw:start-glue-point="2" draw:end-shape="id3" draw:end-glue-point="0" svg:d="M14493 5445c0 5239 1111 1747 1111 6985" svg:viewBox="0 0 1112 6986">
          <text:p/>
        </draw:connector>
        <draw:connector draw:style-name="gr5" draw:text-style-name="P5" draw:layer="layout" draw:type="curve" svg:x1="14.493cm" svg:y1="5.445cm" svg:x2="23.541cm" svg:y2="9.572cm" draw:start-shape="id1" draw:start-glue-point="2" draw:end-shape="id4" draw:end-glue-point="0" svg:d="M14493 5445c0 3096 9048 1033 9048 4127" svg:viewBox="0 0 9049 412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31:42.303805034</meta:creation-date>
    <dc:date>2024-06-11T16:00:56.137991947</dc:date>
    <meta:editing-duration>PT8M27S</meta:editing-duration>
    <meta:editing-cycles>2</meta:editing-cycles>
    <meta:generator>LibreOffice/24.2.3.2$MacOSX_AARCH64 LibreOffice_project/433d9c2ded56988e8a90e6b2e771ee4e6a5ab2ba</meta:generator>
    <meta:document-statistic meta:object-count="7"/>
  </office:meta>
</office:document-meta>
</file>